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/>
    </style:style>
    <style:style style:name="P2" style:family="paragraph" style:parent-style-name="Standard">
      <style:text-properties fo:color="#ff4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rsid="0006f44f" officeooo:paragraph-rsid="0006f44f"/>
    </style:style>
    <style:style style:name="P5" style:family="paragraph" style:parent-style-name="Standard">
      <style:text-properties fo:color="#800080"/>
    </style:style>
    <style:style style:name="T1" style:family="text">
      <style:text-properties officeooo:rsid="0006f44f"/>
    </style:style>
    <style:style style:name="T2" style:family="text">
      <style:text-properties fo:color="#ff4000"/>
    </style:style>
    <style:style style:name="T3" style:family="text">
      <style:text-properties fo:color="#00a933"/>
    </style:style>
    <style:style style:name="T4" style:family="text">
      <style:text-properties fo:color="#000000"/>
    </style:style>
    <style:style style:name="T5" style:family="text">
      <style:text-properties fo:color="#000000" officeooo:rsid="0006f4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==========================//</text:p>
      <text:p text:style-name="P5">// Abbreviations</text:p>
      <text:p text:style-name="P5">//==========================//</text:p>
      <text:p text:style-name="Standard"><text:span text:style-name="T5">What abbreviations are used and what they mean,</text:span></text:p>
      <text:p text:style-name="Standard">Sprite - spr</text:p>
      <text:p text:style-name="Standard">Sound - snd</text:p>
      <text:p text:style-name="Standard">Music - mus</text:p>
      <text:p text:style-name="Standard">Background - bgr</text:p>
      <text:p text:style-name="Standard">Path - pth</text:p>
      <text:p text:style-name="Standard">Script - scr</text:p>
      <text:p text:style-name="Standard">Shader - sdr</text:p>
      <text:p text:style-name="Standard">Font - fnt</text:p>
      <text:p text:style-name="Standard">Time Line - tml</text:p>
      <text:p text:style-name="Standard">Object - obj</text:p>
      <text:p text:style-name="Standard">Room - rm</text:p>
      <text:p text:style-name="Standard">Extension – ext</text:p>
      <text:p text:style-name="Standard"/>
      <text:p text:style-name="P5"/>
      <text:p text:style-name="P5">//==========================//</text:p>
      <text:p text:style-name="P5">// File name form factor</text:p>
      <text:p text:style-name="P5">//==========================//</text:p>
      <text:p text:style-name="P2">[File type abbreviation]_[Folder/s it is contained in, minus any pluralization]_[File name]_[Special identifier or type]</text:p>
      <text:p text:style-name="Standard"/>
      <text:p text:style-name="P1"><text:span text:style-name="T4">For example say I have a sprite of an opening cut-scene, assuming that the folders are organized like this:</text:span></text:p>
      <text:p text:style-name="Standard"/>
      <text:p text:style-name="Standard">Sprite</text:p>
      <text:p text:style-name="Standard"><text:tab/>Menus</text:p>
      <text:p text:style-name="Standard"><text:tab/><text:tab/>Title</text:p>
      <text:p text:style-name="Standard"><text:tab/><text:tab/><text:tab/><text:span text:style-name="T2">{New file}</text:span></text:p>
      <text:p text:style-name="Standard"/>
      <text:p text:style-name="Standard"/>
      <text:p text:style-name="P3">Then the F.N.F.F. (file name form factor) would be like this:</text:p>
      <text:p text:style-name="Standard"/>
      <text:p text:style-name="P2">spr_menu_title_opening</text:p>
      <text:p text:style-name="Standard"/>
      <text:p text:style-name="Standard"/>
      <text:p text:style-name="Standard"><text:span text:style-name="T4">If you have multiple opening cut-scenes, for example if one was a holiday version of the cut-scene, then you would use the field </text:span><text:span text:style-name="T2">[Special identifier or type]</text:span><text:span text:style-name="T3"> </text:span><text:span text:style-name="T4">like this:</text:span></text:p>
      <text:p text:style-name="Standard"/>
      <text:p text:style-name="P2">spr_menu_title_opening_regular</text:p>
      <text:p text:style-name="P2">spr_menu_title_opening_holiday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//==========================//</text:p>
      <text:p text:style-name="P5">// Script/Instance creation code usage</text:p>
      <text:p text:style-name="P5">//==========================//</text:p>
      <text:p text:style-name="P3">Copy the creation code for the corresponding item and fill in the {} variables</text:p>
      <text:p text:style-name="P3">Example:</text:p>
      <text:p text:style-name="P2"/>
      <text:p text:style-name="P3">(Copy from here V)</text:p>
      <text:p text:style-name="P1">//------------------------------------//</text:p>
      <text:p text:style-name="P1">// Example item name</text:p>
      <text:p text:style-name="P1">//-----------------------------------//</text:p>
      <text:p text:style-name="P1">// Example item description</text:p>
      <text:p text:style-name="P2">example code;</text:p>
      <text:p text:style-name="P3">(To here ^)</text:p>
      <text:p text:style-name="P2"/>
      <text:p text:style-name="P1">//------------------------------------//</text:p>
      <text:p text:style-name="P1">// Warp trigger</text:p>
      <text:p text:style-name="P1">//-----------------------------------//</text:p>
      <text:p text:style-name="P1">// {x} &amp; {y} are the coordinates of where the warp will bring you</text:p>
      <text:p text:style-name="P2"><text:span text:style-name="T4">destinationX =</text:span> {x}<text:span text:style-name="T4">;</text:span></text:p>
      <text:p text:style-name="P2"><text:span text:style-name="T4">destinationY =</text:span> {y}<text:span text:style-name="T4">;</text:span></text:p>
      <text:p text:style-name="P2"><text:span text:style-name="T4"/></text:p>
      <text:p text:style-name="P2"><text:span text:style-name="T4"/></text:p>
      <text:p text:style-name="P5">//==========================//</text:p>
      <text:p text:style-name="P5">// HUD's</text:p>
      <text:p text:style-name="P5">//==========================//</text:p>
      <text:p text:style-name="P2"><text:span text:style-name="T4">If a HUD item is shaking around when the player moves draw the HUD item through the draw event (you usually don't need to use the Draw GUI)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5">//==========================//</text:p>
      <text:p text:style-name="P5">// Clipbord</text:p>
      <text:p text:style-name="P5">//==========================//</text:p>
      <text:p text:style-name="P1"/>
      <text:p text:style-name="P1"/>
      <text:p text:style-name="P1">//==========================//</text:p>
      <text:p text:style-name="P1">// </text:p>
      <text:p text:style-name="P1">//==========================//</text:p>
      <text:p text:style-name="P1"/>
      <text:p text:style-name="P1">//------------------------------------//</text:p>
      <text:p text:style-name="P1">// </text:p>
      <text:p text:style-name="P1">//-----------------------------------//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5"><text:soft-page-break/>//==========================//</text:p>
      <text:p text:style-name="P5">// Layers</text:p>
      <text:p text:style-name="P5">//==========================//</text:p>
      <text:p text:style-name="P4">Layer numbers that are in use</text:p>
      <text:p text:style-name="P2"><text:span text:style-name="T4">1000004</text:span></text:p>
      <text:p text:style-name="P2"><text:span text:style-name="T4">1000003</text:span></text:p>
      <text:p text:style-name="P2"><text:span text:style-name="T4">1000002</text:span></text:p>
      <text:p text:style-name="P2"><text:span text:style-name="T4">1000001</text:span></text:p>
      <text:p text:style-name="P2"><text:span text:style-name="T4">-10000</text:span></text:p>
      <text:p text:style-name="P2"><text:span text:style-name="T4">-131613491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20:23:30.135000000</meta:creation-date>
    <dc:date>2020-03-03T20:36:10.264000000</dc:date>
    <meta:editing-duration>PT1M27S</meta:editing-duration>
    <meta:editing-cycles>1</meta:editing-cycles>
    <meta:document-statistic meta:table-count="0" meta:image-count="0" meta:object-count="0" meta:page-count="3" meta:paragraph-count="71" meta:word-count="266" meta:character-count="2037" meta:non-whitespace-character-count="1839"/>
    <meta:generator>LibreOffice/6.3.0.4$Windows_X86_64 LibreOffice_project/057fc023c990d676a43019934386b85b21a9ee99</meta:generator>
  </office:meta>
</office:document-meta>
</file>